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cm" fo:margin-right="0cm" fo:line-height="100%" fo:text-align="justify" style:justify-single-word="false" fo:text-indent="1.501cm" style:auto-text-indent="false">
        <style:tab-stops>
          <style:tab-stop style:position="0cm"/>
        </style:tab-stops>
      </style:paragraph-properties>
    </style:style>
    <style:style style:name="P2" style:family="paragraph" style:parent-style-name="Subtitle">
      <style:paragraph-properties fo:margin-left="0cm" fo:margin-right="0cm" fo:line-height="100%" fo:text-align="justify" style:justify-single-word="false" fo:text-indent="1.501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501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ubtitle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ubtitle">
      <style:paragraph-properties fo:margin-left="0cm" fo:margin-right="0cm" fo:line-height="100%" fo:text-align="justify" style:justify-single-word="false" fo:text-indent="1.501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тзыв руководителя </text:p>
      <text:p text:style-name="P5">на дипломный проект</text:p>
      <text:p text:style-name="P5"/>
      <text:p text:style-name="P5">студента Залунина Павла Валерьевича</text:p>
      <text:p text:style-name="P5">Факультета Информационных Технологий и Управления</text:p>
      <text:p text:style-name="P5">учреждения образования </text:p>
      <text:p text:style-name="P5">Белорусский Государственный Университет Информатики и Радиоэлектроники</text:p>
      <text:p text:style-name="P6">«Система учёта и управления электронными налоговыми декларациями»</text:p>
      <text:p text:style-name="P6"/>
      <text:p text:style-name="P2">Дипломный проект посвящен весьма актуальной проблеме – разработке системы, автоматизирующей процесс создания налоговых деклараций. Данная система является частью проекта целью которого является автоматизация процессов заполнения различных финансовых документов, с возможностью аудита и последующей отправке в государственные налоговые органы. Актуальность данной системы обусловлена потребностью крупных предприятий в автоматизации процесса заполнения финансовых документов с целью уменьшения трудоемких операций при обработке большого количества данных.</text:p>
      <text:p text:style-name="P3">Целью дипломного проекта является разработка системы создания и управления электронными налоговыми декларациями. Система должна предоставлять пользователю удобный интерфейс для работы с декларациями. Так же система должна удовлетворять требованиям расширяемости для последующего добавления новых возможностей. В связи с частыми изменениями в законодательстве, неотъемлемым условием является предоставление удобного интерфейса для добавления новых деклараций и изменения существующих. Система интегрирована в промышленный проект по разработке системы, автоматизирующей процесс учёта и управления различных финансовых документов, с возможностью отправки в финансовые органы напрямую и экспорта заполненных документов в печатный формат.</text:p>
      <text:p text:style-name="P2">В дипломном проекте Залунина П.В. «<text:span text:style-name="T1">Система учёта и управления электронными налоговыми декларациями</text:span>» нашли применение современные технологии в области программирования.</text:p>
      <text:p text:style-name="P2">При написании дипломного проекта Залунин П.В. продемонстрировал глубокое понимание решаемых задач, достаточный уровень знаний. Его дипломный проект удовлетворяет требованиям, предъявляемым к инженерным проектам, заслуживает высокой оценки, а Залунину П.В. может быть присвоена квалификация инженер-системотехник по специальности «Искусственный интеллект».</text:p>
      <text:p text:style-name="P1"/>
      <text:p text:style-name="P1">Руководитель <text:tab/> <text:s/><text:tab/><text:tab/><text:tab/><text:tab/>Шульц П.А.</text:p>
      <text:p text:style-name="P4"><text:tab/><text:tab/><text:tab/><text:tab/> <text:s text:c="11"/><text:tab/><text:tab/> <text:s text:c="9"/>Старший инженер-программист </text:p>
      <text:p text:style-name="P4"><text:tab/><text:tab/><text:tab/><text:tab/><text:tab/><text:tab/><text:tab/><text:tab/>ЗАО «Итранзишен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next-style-name="Text_20_body" style:class="chapter">
      <style:paragraph-properties fo:margin-left="0cm" fo:margin-right="-1.859cm" fo:line-height="150%" fo:text-align="center" style:justify-single-word="false" fo:text-indent="0cm" style:auto-text-indent="false">
        <style:tab-stops>
          <style:tab-stop style:position="0cm"/>
          <style:tab-stop style:position="16.193cm"/>
        </style:tab-stops>
      </style:paragraph-properties>
      <style:text-properties fo:font-size="14pt" style:font-size-asian="14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0T23:56:21</meta:creation-date>
    <dc:date>2010-05-31T03:53:38</dc:date>
    <meta:editing-duration>PT00H46M18S</meta:editing-duration>
    <meta:editing-cycles>52</meta:editing-cycles>
    <meta:generator>OpenOffice.org/3.2$Linux OpenOffice.org_project/320m12$Build-9483</meta:generator>
    <meta:document-statistic meta:table-count="0" meta:image-count="0" meta:object-count="0" meta:page-count="1" meta:paragraph-count="14" meta:word-count="238" meta:character-count="2199"/>
  </office:meta>
</office:document-meta>
</file>